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22in"/>
    </style:style>
    <style:style style:name="co2" style:family="table-column">
      <style:table-column-properties fo:break-before="auto" style:column-width="1.350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7902in"/>
    </style:style>
    <style:style style:name="co5" style:family="table-column">
      <style:table-column-properties fo:break-before="auto" style:column-width="1.7791in"/>
    </style:style>
    <style:style style:name="co6" style:family="table-column">
      <style:table-column-properties fo:break-before="auto" style:column-width="1.4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nsumo de memoria" table:style-name="ta1">
        <table:shapes>
          <draw:frame draw:z-index="0" draw:style-name="gr1" draw:text-style-name="P1" svg:width="6.2988in" svg:height="3.5429in" svg:x="3.2126in" svg:y="0.0394in">
            <draw:object draw:notify-on-update-of-ranges="'Consumo de memoria'.A2:'Consumo de memoria'.A4 'Consumo de memoria'.B1:'Consumo de memoria'.B1 'Consumo de memoria'.B2:'Consumo de memoria'.B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Número de reglas</text:p>
          </table:table-cell>
          <table:table-cell table:style-name="ce1" office:value-type="string" calcext:value-type="string">
            <text:p>Uso de CP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89" calcext:value-type="float">
            <text:p>3.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.82" calcext:value-type="float">
            <text:p>7.82</text:p>
          </table:table-cell>
        </table:table-row>
      </table:table>
      <table:table table:name="Tiempo de alertado" table:style-name="ta1">
        <table:shapes>
          <draw:frame draw:z-index="0" draw:style-name="gr1" draw:text-style-name="P1" svg:width="6.298in" svg:height="3.5449in" svg:x="6.1898in" svg:y="0.8575in">
            <draw:object draw:notify-on-update-of-ranges="'Tiempo de alertado'.A2:'Tiempo de alertado'.A5 'Tiempo de alertado'.B1:'Tiempo de alertado'.B1 'Tiempo de alertado'.B2:'Tiempo de alertado'.B5 'Tiempo de alertado'.C1:'Tiempo de alertado'.C1 'Tiempo de alertado'.C2:'Tiempo de alertado'.C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row table:style-name="ro1">
          <table:table-cell table:style-name="ce1" office:value-type="string" calcext:value-type="string">
            <text:p>Datos ElasticSearch (GB)</text:p>
          </table:table-cell>
          <table:table-cell table:style-name="ce1" office:value-type="string" calcext:value-type="string">
            <text:p>Tiempo 10 Reglas (s)</text:p>
          </table:table-cell>
          <table:table-cell table:style-name="ce1" office:value-type="string" calcext:value-type="string">
            <text:p>Tiempo 20 Reglas (s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0" calcext:value-type="float">
            <text:p>260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6" calcext:value-type="float">
            <text:p>2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8" calcext:value-type="float">
            <text:p>258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Default"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0">00/00/0000</text:date>, <text:time style:data-style-name="N2" text:time-value="20:28:05.5501629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9T20:44:21.088239827</meta:creation-date>
    <dc:date>2022-05-10T22:05:47.213021412</dc:date>
    <meta:editing-duration>PT1H38M37S</meta:editing-duration>
    <meta:editing-cycles>2</meta:editing-cycles>
    <meta:generator>LibreOffice/6.4.7.2$Linux_X86_64 LibreOffice_project/40$Build-2</meta:generator>
    <meta:document-statistic meta:table-count="2" meta:cell-count="23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2.399cm" svg:y="0.316cm" chart:style-name="ch2">
          <text:p>Tiempos de alertado / Datos cargados en ElasticSearch</text:p>
        </chart:title>
        <chart:legend chart:legend-position="end" svg:x="11.373cm" svg:y="3.954cm" style:legend-expansion="high" chart:style-name="ch3"/>
        <chart:plot-area chart:style-name="ch4" table:cell-range-address="'Tiempo de alertado'.A1:'Tiempo de alertado'.C5" chart:data-source-has-labels="both" svg:x="0.319cm" svg:y="1.275cm" svg:width="10.735cm" svg:height="7.55cm">
          <chartooo:coordinate-region svg:x="1.126cm" svg:y="1.474cm" svg:width="9.648cm" svg:height="6.704cm"/>
          <chart:axis chart:dimension="x" chart:name="primary-x" chart:style-name="ch5" chartooo:axis-type="auto">
            <chartooo:date-scale/>
            <chart:categories table:cell-range-address="'Tiempo de alertado'.A2:'Tiempo de alertado'.A5"/>
          </chart:axis>
          <chart:axis chart:dimension="x" chart:name="second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'Tiempo de alertado'.B2:'Tiempo de alertado'.B5" chart:label-cell-address="'Tiempo de alertado'.B1:'Tiempo de alertado'.B1" chart:class="chart:line">
            <chart:data-point chart:repeated="4"/>
          </chart:series>
          <chart:series chart:style-name="ch10" chart:values-cell-range-address="'Tiempo de alertado'.C2:'Tiempo de alertado'.C5" chart:label-cell-address="'Tiempo de alertado'.C1:'Tiempo de alertado'.C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 10 Reglas (s)</text:p>
                <draw:g>
                  <svg:desc>'Tiempo de alertado'.B1:'Tiempo de alertado'.B1</svg:desc>
                </draw:g>
              </table:table-cell>
              <table:table-cell office:value-type="string">
                <text:p>Tiempo 20 Reglas (s)</text:p>
                <draw:g>
                  <svg:desc>'Tiempo de alertado'.C1:'Tiempo de alertado'.C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Tiempo de alertado'.A2:'Tiempo de alertado'.A5</svg:desc>
                </draw:g>
              </table:table-cell>
              <table:table-cell office:value-type="float" office:value="260">
                <text:p>260</text:p>
                <draw:g>
                  <svg:desc>'Tiempo de alertado'.B2:'Tiempo de alertado'.B5</svg:desc>
                </draw:g>
              </table:table-cell>
              <table:table-cell office:value-type="float" office:value="241">
                <text:p>241</text:p>
                <draw:g>
                  <svg:desc>'Tiempo de alertado'.C2:'Tiempo de alertado'.C5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66">
                <text:p>266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58">
                <text:p>258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65">
                <text:p>265</text:p>
              </table:table-cell>
              <table:table-cell office:value-type="float" office:value="267">
                <text:p>2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292cm" svg:y="0.316cm" chart:style-name="ch2">
          <text:p>Uso de CPU por reglas descargadas</text:p>
        </chart:title>
        <chart:legend chart:legend-position="end" svg:x="12.751cm" svg:y="4.201cm" style:legend-expansion="high" chart:style-name="ch3"/>
        <chart:plot-area chart:style-name="ch4" table:cell-range-address="'Consumo de memoria'.A1:'Consumo de memoria'.B4" chart:data-source-has-labels="both" svg:x="1.331cm" svg:y="1.275cm" svg:width="11.1cm" svg:height="6.564cm">
          <chartooo:coordinate-region svg:x="1.767cm" svg:y="1.474cm" svg:width="10.477cm" svg:height="5.718cm"/>
          <chart:axis chart:dimension="x" chart:name="primary-x" chart:style-name="ch5" chartooo:axis-type="auto">
            <chartooo:date-scale/>
            <chart:title svg:x="6.136cm" svg:y="8.019cm" chart:style-name="ch6">
              <text:p>Nº Regas</text:p>
            </chart:title>
            <chart:categories table:cell-range-address="'Consumo de memoria'.A2:'Consumo de memoria'.A4"/>
          </chart:axis>
          <chart:axis chart:dimension="y" chart:name="primary-y" chart:style-name="ch5">
            <chart:title svg:x="0.451cm" svg:y="5.143cm" chart:style-name="ch7">
              <text:p>% CPU</text:p>
            </chart:title>
            <chart:grid chart:style-name="ch8" chart:class="major"/>
          </chart:axis>
          <chart:series chart:style-name="ch9" chart:values-cell-range-address="'Consumo de memoria'.B2:'Consumo de memoria'.B4" chart:label-cell-address="'Consumo de memoria'.B1:'Consumo de memoria'.B1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o de CPU</text:p>
                <draw:g>
                  <svg:desc>'Consumo de memoria'.B1:'Consumo de memoria'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Consumo de memoria'.A2:'Consumo de memoria'.A4</svg:desc>
                </draw:g>
              </table:table-cell>
              <table:table-cell office:value-type="float" office:value="2.21">
                <text:p>2.21</text:p>
                <draw:g>
                  <svg:desc>'Consumo de memoria'.B2:'Consumo de memoria'.B4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89">
                <text:p>3.8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.82">
                <text:p>7.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